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  <style:style style:name="T3" style:family="text">
      <style:text-properties style:text-position="super 58%" style:text-underline-style="none"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31_21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, FF 31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David A. Cohen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5632</text:p>
      <text:p text:style-name="P5">Date (derived from Gregorian calendar)<text:tab/>16 June 1872</text:p>
      <text:p text:style-name="P5">Month<text:tab/><text:tab/><text:tab/><text:tab/><text:tab/><text:tab/>June</text:p>
      <text:p text:style-name="P5">Year<text:tab/><text:tab/><text:tab/><text:tab/><text:tab/><text:tab/>1872</text:p>
      <text:p text:style-name="P5">Hebrew Date<text:tab/><text:tab/><text:tab/><text:tab/><text:tab/></text:p>
      <text:p text:style-name="P5">Undated</text:p>
      <text:p text:style-name="P5">City<text:tab/><text:tab/><text:tab/><text:tab/><text:tab/><text:tab/>London</text:p>
      <text:p text:style-name="P5">State<text:tab/><text:tab/><text:tab/><text:tab/><text:tab/><text:tab/><text:tab/><text:tab/><text:tab/><text:tab/></text:p>
      <text:p text:style-name="P5">Country<text:tab/><text:tab/><text:tab/><text:tab/><text:tab/>England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/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3</text:p>
      <text:p text:style-name="P5">Number of Sheets<text:tab/><text:tab/><text:tab/><text:tab/>2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/text:p>
      <text:p text:style-name="P5">Postma<text:tab/>rk<text:tab/><text:tab/><text:tab/><text:tab/><text:tab/><text:tab/>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[Page 1]</text:span></text:p>
      <text:p text:style-name="P3"><text:span text:style-name="T1">London June 16</text:span><text:span text:style-name="T2">th</text:span><text:span text:style-name="T1"> AM 5632/</text:span></text:p>
      <text:p text:style-name="P2"><text:span text:style-name="T1">My dear &amp; Revd Sir/</text:span></text:p>
      <text:p text:style-name="P2"><text:span text:style-name="T1"><text:tab/>Although nearly if not quite five/ years have elapsed since I had the honor of carrying on/ a correspondence with you respecting the affair of Mrs/ Costas unfortunate marriage with that apostate Barny/ Costa Yet I am in hopes that it is still fresh in/ your memory and that I shall be able to rekindle/ that sympathy in your bosom you evinced then as the/ time is now near for action. <text:s/>Had the Revd Doctor/ Artom done what I conceive to be his duty by giving/ </text:span><text:span text:style-name="T4">me</text:span><text:span text:style-name="T5"> his sanction of my becoming the [Hebrew] in/ accordance with your arrangement the matter would/ have been finally settled She would have been a/ free woman and at liberty to have united herself/ to some other man that would have been better part/ner than that villian[sic] [Hebrew] You can understand/ that the matter has been in suspense ever since/ </text:span></text:p>
      <text:p text:style-name="P2"><text:span text:style-name="T5"><text:tab/>But now by the [Hebrew] some men in your city/ have arose who have taken his case in hand. <text:s/>Have not/ alone bestirred themselves in every way possible to/</text:span></text:p>
      <text:p text:style-name="P2"><text:span text:style-name="T5">[Page 2]</text:span></text:p>
      <text:p text:style-name="P2"><text:span text:style-name="T5">assist her to be released from the clutches of her/ unworthy husband but have provided for her/ passage from London to Philadelphia with the/ most friendly advice and instruction as to what/ she should do in every way connected with her voy/-age <text:s/>She leaves England on the 20</text:span><text:span text:style-name="T3">th</text:span><text:span text:style-name="T5"> Inst in/ the </text:span><text:span text:style-name="T4">City of Antwerp</text:span><text:span text:style-name="T5"> so her arrival may be calcula/ted on two or three days after this comes to hand/</text:span></text:p>
      <text:p text:style-name="P2"><text:span text:style-name="T5"><text:tab/>I must not omit to mention the names of the/ gentlemen that are so anxious to serve an ill [?]sid/ woman and if possible to permit that miscreant/ that has forsaken his God and his wife and/ child. <text:s/>Mr R <text:s/>Cohen S[?] M[?] of South/ Str Mr Hunt a Mr Jacobs and a Mr Rob-/inson <text:s/>My own object has been all this/ time as she is yet a very young woman/ [Hebrew] which I hope please God we shall/ succeed in <text:s/>I therefor[sic] trust Dear Sir that/ if it is in your way to lend an helping hand/</text:span></text:p>
      <text:p text:style-name="P2"><text:span text:style-name="T5"/></text:p>
      <text:p text:style-name="P2"><text:span text:style-name="T5">[Page 3]</text:span></text:p>
      <text:p text:style-name="P2"><text:span text:style-name="T5">when she arrives in your city that you will/ do it <text:s/>Nay I feel confident that you will if/ it be only for the same reason that has actuated/ myself <text:s/>I trust in God that after all the/ anxiety that has been felt and the trouble/ that has been taken that the result will be/ favorable and entirely in accordance with/ our most sanguine expectations/</text:span></text:p>
      <text:p text:style-name="P2"><text:span text:style-name="T5"><text:tab/>I am Dear &amp; Revd Sir/</text:span></text:p>
      <text:p text:style-name="P2"><text:span text:style-name="T5"><text:tab/><text:tab/>Yours Respecty/</text:span></text:p>
      <text:p text:style-name="P2"><text:span text:style-name="T5"><text:tab/><text:tab/><text:tab/>David A Cohen/</text:span></text:p>
      <text:p text:style-name="P2"><text:span text:style-name="T5">22 Little Alic Str/</text:span></text:p>
      <text:p text:style-name="P2"><text:span text:style-name="T5">Goodmans Fields/</text:span></text:p>
      <text:p text:style-name="P2"><text:span text:style-name="T5"/></text:p>
      <text:p text:style-name="P2"><text:span text:style-name="T5">Revd S Morais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5-14T10:50:33</meta:creation-date>
    <dc:date>2009-05-14T11:39:54</dc:date>
    <dc:language>en-US</dc:language>
    <meta:editing-cycles>2</meta:editing-cycles>
    <meta:editing-duration>PT5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76" meta:word-count="612" meta:character-count="3636"/>
  </office:meta>
</office:document-meta>
</file>